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B000001B76F720B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2cm" svg:height="21cm" svg:x="0cm" svg:y="0cm">
          <draw:image xlink:href="Pictures/10000000000001EB000001B76F720B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22T14:21:22</meta:creation-date>
    <dc:date>2013-02-22T14:26:50</dc:date>
    <dc:creator>Jefferson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